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mbria" style:font-family-asian="Cambria" style:font-family-complex="Cambria" fo:background-color="transparent" fo:color="#000000"/>
    </style:style>
    <style:style style:name="T2" style:family="text">
      <style:text-properties fo:font-size="14.00pt" fo:font-weight="normal" fo:font-family="Cambria" style:font-family-asian="Cambria" style:font-family-complex="Cambria" fo:background-color="transparent" fo:color="#000000" fo:font-style="italic"/>
    </style:style>
    <style:style style:name="T3" style:family="text">
      <style:text-properties fo:font-size="12.00pt" fo:font-weight="normal" fo:font-family="Verdana" style:font-family-asian="Verdana" style:font-family-complex="Verdana"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Verdana" style:font-family-asian="Verdana" style:font-family-complex="Verdana"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Verdana" style:font-family-asian="Verdana" style:font-family-complex="Verdana"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Verdana" style:font-family-asian="Verdana" style:font-family-complex="Verdana"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Verdana" style:font-family-asian="Verdana" style:font-family-complex="Verdana"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Verdana" style:font-family-asian="Verdana" style:font-family-complex="Verdana"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Verdana" style:font-family-asian="Verdana" style:font-family-complex="Verdana"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6.00pt" fo:font-weight="bold" fo:font-family="Cambria" style:font-family-asian="Cambria" style:font-family-complex="Cambria"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2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2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2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2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2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2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2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2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3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3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3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3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3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3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3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3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4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4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5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5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5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5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6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6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6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6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6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6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7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7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7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7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7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7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7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7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7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8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8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8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8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8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9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9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9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9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0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0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1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1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1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1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1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1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1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2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2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2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2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2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3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3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3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3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3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3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3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3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4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5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5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5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6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6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6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6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6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6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6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6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7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7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7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7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7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7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7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7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8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text:display="none"/>
    </style:style>
    <style:style style:name="T18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8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4.00pt" fo:font-weight="bold" fo:font-family="Cambria" style:font-family-asian="Cambria" style:font-family-complex="Cambria" fo:background-color="transparent" fo:color="#000000"/>
    </style:style>
    <style:style style:name="T187" style:family="text">
      <style:text-properties fo:font-size="14.00pt" fo:font-weight="bold" fo:font-family="Cambria" style:font-family-asian="Cambria" style:font-family-complex="Cambria" fo:background-color="transparent" fo:color="#000000" fo:font-style="italic"/>
    </style:style>
    <style:style style:name="T188" style:family="text">
      <style:text-properties fo:font-size="12.00pt" fo:font-weight="normal" fo:font-family="Verdana" style:font-family-asian="Verdana" style:font-family-complex="Verdana" fo:background-color="transparent" fo:color="#000000"/>
    </style:style>
    <style:style style:name="T189" style:family="text">
      <style:text-properties fo:font-size="14.00pt" fo:font-weight="bold" fo:font-family="Cambria" style:font-family-asian="Cambria" style:font-family-complex="Cambria" fo:background-color="transparent" fo:color="#000000" fo:font-style="italic"/>
    </style:style>
    <style:style style:name="T190" style:family="text">
      <style:text-properties fo:font-size="12.00pt" fo:font-weight="normal" fo:font-family="Verdana" style:font-family-asian="Verdana" style:font-family-complex="Verdana" fo:background-color="transparent" fo:color="#000000"/>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4.00pt" fo:font-weight="bold" fo:font-family="Cambria" style:font-family-asian="Cambria" style:font-family-complex="Cambria" fo:background-color="transparent" fo:color="#000000"/>
    </style:style>
    <style:style style:name="T193" style:family="text">
      <style:text-properties fo:font-size="14.00pt" fo:font-weight="bold" fo:font-family="Cambria" style:font-family-asian="Cambria" style:font-family-complex="Cambria" fo:background-color="transparent" fo:color="#000000" fo:font-style="italic"/>
    </style:style>
    <style:style style:name="T194" style:family="text">
      <style:text-properties fo:font-size="12.00pt" fo:font-weight="normal" fo:font-family="Verdana" style:font-family-asian="Verdana" style:font-family-complex="Verdana" fo:background-color="transparent" fo:color="#000000"/>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4.00pt" fo:font-weight="bold" fo:font-family="Cambria" style:font-family-asian="Cambria" style:font-family-complex="Cambria" fo:background-color="transparent" fo:color="#000000" fo:font-style="italic"/>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2.00pt" fo:font-weight="normal" fo:font-family="Verdana" style:font-family-asian="Verdana" style:font-family-complex="Verdana" fo:background-color="transparent" fo:color="#000000"/>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2.00pt" fo:font-weight="normal" fo:font-family="Verdana" style:font-family-asian="Verdana" style:font-family-complex="Verdana" fo:background-color="transparent" fo:color="#000000"/>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4.00pt" fo:font-weight="bold" fo:font-family="Cambria" style:font-family-asian="Cambria" style:font-family-complex="Cambria" fo:background-color="transparent" fo:color="#000000" fo:font-style="italic"/>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2.00pt" fo:font-weight="normal" fo:font-family="Verdana" style:font-family-asian="Verdana" style:font-family-complex="Verdana" fo:background-color="transparent" fo:color="#000000"/>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2.00pt" fo:font-weight="normal" fo:font-family="Verdana" style:font-family-asian="Verdana" style:font-family-complex="Verdana" fo:background-color="transparent" fo:color="#000000"/>
    </style:style>
    <style:style style:name="T207" style:family="text">
      <style:text-properties fo:font-size="14.00pt" fo:font-weight="bold" fo:font-family="Cambria" style:font-family-asian="Cambria" style:font-family-complex="Cambria" fo:background-color="transparent" fo:color="#000000" fo:font-style="italic"/>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2.00pt" fo:font-weight="normal" fo:font-family="Verdana" style:font-family-asian="Verdana" style:font-family-complex="Verdana" fo:background-color="transparent" fo:color="#000000"/>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2.00pt" fo:font-weight="normal" fo:font-family="Verdana" style:font-family-asian="Verdana" style:font-family-complex="Verdana" fo:background-color="transparent" fo:color="#000000"/>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2.00pt" fo:font-weight="normal" fo:font-family="Verdana" style:font-family-asian="Verdana" style:font-family-complex="Verdana" fo:background-color="transparent" fo:color="#000000"/>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2.00pt" fo:font-weight="normal" fo:font-family="Verdana" style:font-family-asian="Verdana" style:font-family-complex="Verdana"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2.00pt" fo:font-weight="normal" fo:font-family="Verdana" style:font-family-asian="Verdana" style:font-family-complex="Verdana" fo:background-color="transparent" fo:color="#000000"/>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4.00pt" fo:font-weight="bold" fo:font-family="Cambria" style:font-family-asian="Cambria" style:font-family-complex="Cambria" fo:background-color="transparent" fo:color="#000000" fo:font-style="italic"/>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2.00pt" fo:font-weight="normal" fo:font-family="Verdana" style:font-family-asian="Verdana" style:font-family-complex="Verdana"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2.00pt" fo:font-weight="normal" fo:font-family="Verdana" style:font-family-asian="Verdana" style:font-family-complex="Verdana" fo:background-color="transparent" fo:color="#000000"/>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2.00pt" fo:font-weight="normal" fo:font-family="Verdana" style:font-family-asian="Verdana" style:font-family-complex="Verdana" fo:background-color="transparent" fo:color="#000000"/>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2.00pt" fo:font-weight="normal" fo:font-family="Verdana" style:font-family-asian="Verdana" style:font-family-complex="Verdana"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2.00pt" fo:font-weight="normal" fo:font-family="Verdana" style:font-family-asian="Verdana" style:font-family-complex="Verdana" fo:background-color="transparent" fo:color="#000000"/>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2.00pt" fo:font-weight="normal" fo:font-family="Verdana" style:font-family-asian="Verdana" style:font-family-complex="Verdana" fo:background-color="transparent" fo:color="#000000"/>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4.00pt" fo:font-weight="bold" fo:font-family="Cambria" style:font-family-asian="Cambria" style:font-family-complex="Cambria" fo:background-color="transparent" fo:color="#000000" fo:font-style="italic"/>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2.00pt" fo:font-weight="normal" fo:font-family="Verdana" style:font-family-asian="Verdana" style:font-family-complex="Verdana"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4.00pt" fo:font-weight="bold" fo:font-family="Cambria" style:font-family-asian="Cambria" style:font-family-complex="Cambria" fo:background-color="transparent" fo:color="#000000" fo:font-style="italic"/>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2.00pt" fo:font-weight="normal" fo:font-family="Verdana" style:font-family-asian="Verdana" style:font-family-complex="Verdana" fo:background-color="transparent" fo:color="#000000"/>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2.00pt" fo:font-weight="normal" fo:font-family="Verdana" style:font-family-asian="Verdana" style:font-family-complex="Verdana"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2.00pt" fo:font-weight="normal" fo:font-family="Verdana" style:font-family-asian="Verdana" style:font-family-complex="Verdana" fo:background-color="transparent" fo:color="#000000"/>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4.00pt" fo:font-weight="bold" fo:font-family="Cambria" style:font-family-asian="Cambria" style:font-family-complex="Cambria" fo:background-color="transparent" fo:color="#000000"/>
    </style:style>
    <style:style style:name="T246" style:family="text">
      <style:text-properties fo:font-size="12.00pt" fo:font-weight="normal" fo:font-family="Verdana" style:font-family-asian="Verdana" style:font-family-complex="Verdana" fo:background-color="transparent" fo:color="#000000"/>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4.00pt" fo:font-weight="bold" fo:font-family="Cambria" style:font-family-asian="Cambria" style:font-family-complex="Cambria" fo:background-color="transparent" fo:color="#000000" fo:font-style="italic"/>
    </style:style>
    <style:style style:name="T249" style:family="text">
      <style:text-properties fo:font-size="12.00pt" fo:font-weight="normal" fo:font-family="Verdana" style:font-family-asian="Verdana" style:font-family-complex="Verdana" fo:background-color="transparent" fo:color="#000000"/>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4.00pt" fo:font-weight="bold" fo:font-family="Cambria" style:font-family-asian="Cambria" style:font-family-complex="Cambria" fo:background-color="transparent" fo:color="#000000"/>
    </style:style>
    <style:style style:name="T252" style:family="text">
      <style:text-properties fo:font-size="14.00pt" fo:font-weight="bold" fo:font-family="Cambria" style:font-family-asian="Cambria" style:font-family-complex="Cambria" fo:background-color="transparent" fo:color="#000000" fo:font-style="italic"/>
    </style:style>
    <style:style style:name="T253" style:family="text">
      <style:text-properties fo:font-size="12.00pt" fo:font-weight="normal" fo:font-family="Verdana" style:font-family-asian="Verdana" style:font-family-complex="Verdana"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4.00pt" fo:font-weight="bold" fo:font-family="Cambria" style:font-family-asian="Cambria" style:font-family-complex="Cambria" fo:background-color="transparent" fo:color="#000000"/>
    </style:style>
    <style:style style:name="T256" style:family="text">
      <style:text-properties fo:font-size="12.00pt" fo:font-weight="normal" fo:font-family="Verdana" style:font-family-asian="Verdana" style:font-family-complex="Verdana" fo:background-color="transparent" fo:color="#000000"/>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4.00pt" fo:font-weight="bold" fo:font-family="Cambria" style:font-family-asian="Cambria" style:font-family-complex="Cambria" fo:background-color="transparent" fo:color="#000000" fo:font-style="italic"/>
    </style:style>
    <style:style style:name="T259" style:family="text">
      <style:text-properties fo:font-size="12.00pt" fo:font-weight="normal" fo:font-family="Verdana" style:font-family-asian="Verdana" style:font-family-complex="Verdana" fo:background-color="transparent" fo:color="#000000"/>
    </style:style>
    <style:style style:name="T260" style:family="text">
      <style:text-properties fo:font-size="14.00pt" fo:font-weight="bold" fo:font-family="Cambria" style:font-family-asian="Cambria" style:font-family-complex="Cambria" fo:background-color="transparent" fo:color="#000000" fo:font-style="italic"/>
    </style:style>
    <style:style style:name="T261" style:family="text">
      <style:text-properties fo:font-size="12.00pt" fo:font-weight="normal" fo:font-family="Verdana" style:font-family-asian="Verdana" style:font-family-complex="Verdana" fo:background-color="transparent" fo:color="#000000"/>
    </style:style>
    <style:style style:name="T262" style:family="text">
      <style:text-properties fo:font-size="14.00pt" fo:font-weight="bold" fo:font-family="Cambria" style:font-family-asian="Cambria" style:font-family-complex="Cambria" fo:background-color="transparent" fo:color="#000000" fo:font-style="italic"/>
    </style:style>
    <style:style style:name="T263" style:family="text">
      <style:text-properties fo:font-size="12.00pt" fo:font-weight="normal" fo:font-family="Verdana" style:font-family-asian="Verdana" style:font-family-complex="Verdana" fo:background-color="transparent" fo:color="#000000"/>
    </style:style>
    <style:style style:name="T264" style:family="text">
      <style:text-properties fo:font-size="14.00pt" fo:font-weight="bold" fo:font-family="Cambria" style:font-family-asian="Cambria" style:font-family-complex="Cambria" fo:background-color="transparent" fo:color="#000000" fo:font-style="italic"/>
    </style:style>
    <style:style style:name="T265" style:family="text">
      <style:text-properties fo:font-size="12.00pt" fo:font-weight="normal" fo:font-family="Verdana" style:font-family-asian="Verdana" style:font-family-complex="Verdana" fo:background-color="transparent" fo:color="#000000"/>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2.00pt" fo:font-weight="normal" fo:font-family="Verdana" style:font-family-asian="Verdana" style:font-family-complex="Verdana" fo:background-color="transparent" fo:color="#000000"/>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4.00pt" fo:font-weight="bold" fo:font-family="Cambria" style:font-family-asian="Cambria" style:font-family-complex="Cambria" fo:background-color="transparent" fo:color="#000000"/>
    </style:style>
    <style:style style:name="T270" style:family="text">
      <style:text-properties fo:font-size="12.00pt" fo:font-weight="normal" fo:font-family="Verdana" style:font-family-asian="Verdana" style:font-family-complex="Verdana"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4.00pt" fo:font-weight="bold" fo:font-family="Cambria" style:font-family-asian="Cambria" style:font-family-complex="Cambria" fo:background-color="transparent" fo:color="#000000"/>
    </style:style>
    <style:style style:name="T273" style:family="text">
      <style:text-properties fo:font-size="12.00pt" fo:font-weight="normal" fo:font-family="Verdana" style:font-family-asian="Verdana" style:font-family-complex="Verdana" fo:background-color="transparent" fo:color="#000000"/>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76" style:family="text">
      <style:text-properties fo:font-size="10.00pt" fo:font-weight="bold" fo:font-family="Verdana" style:font-family-asian="Verdana" style:font-family-complex="Verdana" fo:background-color="transparent" fo:color="#000000"/>
    </style:style>
    <style:style style:name="T277" style:family="text">
      <style:text-properties fo:font-size="10.00pt" fo:font-weight="normal" fo:font-family="Verdana" style:font-family-asian="Verdana" style:font-family-complex="Verdana" fo:background-color="transparent" fo:color="#000000"/>
    </style:style>
    <style:style style:name="T278" style:family="text">
      <style:text-properties fo:font-size="10.00pt" fo:font-weight="bold" fo:font-family="Verdana" style:font-family-asian="Verdana" style:font-family-complex="Verdana" fo:background-color="transparent" fo:color="#000000"/>
    </style:style>
    <style:style style:name="T279" style:family="text">
      <style:text-properties fo:font-size="10.00pt" fo:font-weight="normal" fo:font-family="Verdana" style:font-family-asian="Verdana" style:font-family-complex="Verdana" fo:background-color="transparent" fo:color="#000000"/>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82" style:family="text">
      <style:text-properties fo:font-size="10.00pt" fo:font-weight="bold" fo:font-family="Verdana" style:font-family-asian="Verdana" style:font-family-complex="Verdana" fo:background-color="transparent" fo:color="#000000"/>
    </style:style>
    <style:style style:name="T283" style:family="text">
      <style:text-properties fo:font-size="10.00pt" fo:font-weight="normal" fo:font-family="Verdana" style:font-family-asian="Verdana" style:font-family-complex="Verdana" fo:background-color="transparent" fo:color="#000000"/>
    </style:style>
    <style:style style:name="T284" style:family="text">
      <style:text-properties fo:font-size="10.00pt" fo:font-weight="bold" fo:font-family="Verdana" style:font-family-asian="Verdana" style:font-family-complex="Verdana" fo:background-color="transparent" fo:color="#000000"/>
    </style:style>
    <style:style style:name="T285" style:family="text">
      <style:text-properties fo:font-size="10.00pt" fo:font-weight="normal" fo:font-family="Verdana" style:font-family-asian="Verdana" style:font-family-complex="Verdana" fo:background-color="transparent" fo:color="#000000"/>
    </style:style>
    <style:style style:name="T286" style:family="text">
      <style:text-properties fo:font-size="10.00pt" fo:font-weight="bold" fo:font-family="Verdana" style:font-family-asian="Verdana" style:font-family-complex="Verdana" fo:background-color="transparent" fo:color="#000000"/>
    </style:style>
    <style:style style:name="T287" style:family="text">
      <style:text-properties fo:font-size="10.00pt" fo:font-weight="normal" fo:font-family="Verdana" style:font-family-asian="Verdana" style:font-family-complex="Verdana"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fo:font-style="italic"/>
    </style:style>
    <style:style style:name="T290" style:family="text">
      <style:text-properties fo:font-size="10.00pt" fo:font-weight="bold" fo:font-family="Verdana" style:font-family-asian="Verdana" style:font-family-complex="Verdana" fo:background-color="transparent" fo:color="#000000"/>
    </style:style>
    <style:style style:name="T291" style:family="text">
      <style:text-properties fo:font-size="10.00pt" fo:font-weight="normal" fo:font-family="Verdana" style:font-family-asian="Verdana" style:font-family-complex="Verdana" fo:background-color="transparent" fo:color="#000000"/>
    </style:style>
    <style:style style:name="P1" style:family="paragraph">
      <style:paragraph-properties fo:line-height="100.00%" fo:text-align="center" fo:margin-top="12.00pt"/>
    </style:style>
    <style:style style:name="P2" style:family="paragraph">
      <style:paragraph-properties fo:line-height="100.00%" fo:text-align="center" fo:margin-top="12.00pt" fo:margin-bottom="6.00pt"/>
    </style:style>
    <style:style style:name="P3" style:family="paragraph">
      <style:paragraph-properties fo:line-height="100.00%" fo:text-align="center" fo:margin-bottom="6.00pt"/>
    </style:style>
    <style:style style:name="P4" style:family="paragraph">
      <style:paragraph-properties fo:line-height="100.00%" fo:text-align="left" fo:margin-bottom="6.00pt"/>
    </style:style>
    <style:style style:name="P5" style:family="paragraph">
      <style:paragraph-properties fo:line-height="100.00%" fo:text-align="left" fo:margin-left="5.50pt" fo:text-indent="-2.75pt">
        <style:tab-stops>
          <style:tab-stop style:position="157.30pt"/>
          <style:tab-stop style:position="65787.50pt" style:leader-style="dotted"/>
          <style:tab-stop style:position="421116.15pt" style:type="righ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5.50pt" fo:text-indent="-2.75pt">
        <style:tab-stops>
          <style:tab-stop style:position="157.30pt"/>
          <style:tab-stop style:position="65787.50pt" style:leader-style="dotted"/>
          <style:tab-stop style:position="421116.15pt" style:type="right"/>
        </style:tab-stops>
      </style:paragraph-properties>
    </style:style>
    <style:style style:name="P8" style:family="paragraph">
      <style:paragraph-properties fo:line-height="100.00%" fo:text-align="left" fo:margin-left="5.50pt" fo:text-indent="-2.75pt">
        <style:tab-stops>
          <style:tab-stop style:position="157.30pt"/>
          <style:tab-stop style:position="65787.50pt" style:leader-style="dotted"/>
          <style:tab-stop style:position="421116.15pt" style:type="right"/>
        </style:tab-stops>
      </style:paragraph-properties>
    </style:style>
    <style:style style:name="P9" style:family="paragraph">
      <style:paragraph-properties fo:line-height="100.00%" fo:text-align="left"/>
    </style:style>
    <style:style style:name="P10" style:family="paragraph">
      <style:paragraph-properties fo:line-height="100.00%" fo:text-align="left" fo:margin-left="5.50pt" fo:text-indent="-2.75pt">
        <style:tab-stops>
          <style:tab-stop style:position="157.30pt"/>
          <style:tab-stop style:position="65787.50pt" style:leader-style="dotted"/>
          <style:tab-stop style:position="421116.15pt" style:type="right"/>
        </style:tab-stops>
      </style:paragraph-properties>
    </style:style>
    <style:style style:name="P11" style:family="paragraph">
      <style:paragraph-properties fo:line-height="100.00%" fo:text-align="left"/>
    </style:style>
    <style:style style:name="P12" style:family="paragraph">
      <style:paragraph-properties fo:line-height="100.00%" fo:text-align="left" fo:margin-left="5.50pt" fo:text-indent="-2.75pt">
        <style:tab-stops>
          <style:tab-stop style:position="157.30pt"/>
          <style:tab-stop style:position="65787.50pt" style:leader-style="dotted"/>
          <style:tab-stop style:position="421116.15pt" style:type="right"/>
        </style:tab-stops>
      </style:paragraph-properties>
    </style:style>
    <style:style style:name="P13" style:family="paragraph">
      <style:paragraph-properties fo:line-height="100.00%" fo:text-align="left"/>
    </style:style>
    <style:style style:name="P14" style:family="paragraph">
      <style:paragraph-properties fo:line-height="100.00%" fo:text-align="left" fo:margin-left="5.50pt" fo:text-indent="-2.75pt">
        <style:tab-stops>
          <style:tab-stop style:position="157.30pt"/>
          <style:tab-stop style:position="65787.50pt" style:leader-style="dotted"/>
          <style:tab-stop style:position="421116.15pt" style:type="right"/>
        </style:tab-stops>
      </style:paragraph-properties>
    </style:style>
    <style:style style:name="P15" style:family="paragraph">
      <style:paragraph-properties fo:line-height="100.00%" fo:text-align="left" fo:margin-bottom="6.00pt"/>
    </style:style>
    <style:style style:name="P16" style:family="paragraph">
      <style:paragraph-properties fo:line-height="100.00%" fo:text-align="left"/>
    </style:style>
    <style:style style:name="P17" style:family="paragraph">
      <style:paragraph-properties fo:line-height="100.00%" fo:text-align="left" fo:margin-top="12.00pt" fo:margin-bottom="6.00pt"/>
    </style:style>
    <style:style style:name="P18" style:family="paragraph">
      <style:paragraph-properties fo:line-height="100.00%" fo:text-align="left"/>
    </style:style>
    <style:style style:name="P19" style:family="paragraph">
      <style:paragraph-properties fo:line-height="100.00%" fo:text-align="left" fo:margin-left="18.00pt" fo:text-indent="0.00pt"/>
    </style:style>
    <style:style style:name="P20" style:family="paragraph">
      <style:paragraph-properties fo:line-height="100.00%" fo:text-align="left" fo:margin-left="36.00pt" fo:text-indent="0.00pt"/>
    </style:style>
    <style:style style:name="P21" style:family="paragraph">
      <style:paragraph-properties fo:line-height="100.00%" fo:text-align="left" fo:margin-left="18.00pt" fo:text-indent="0.00pt"/>
    </style:style>
    <style:style style:name="P22" style:family="paragraph">
      <style:paragraph-properties fo:line-height="100.00%" fo:text-align="left" fo:margin-left="36.00pt" fo:text-indent="0.00pt"/>
    </style:style>
    <style:style style:name="P23" style:family="paragraph">
      <style:paragraph-properties fo:line-height="100.00%" fo:text-align="left" fo:margin-left="18.00pt" fo:text-indent="0.00pt"/>
    </style:style>
    <style:style style:name="P24" style:family="paragraph">
      <style:paragraph-properties fo:line-height="100.00%" fo:text-align="left" fo:margin-left="36.00pt" fo:text-indent="0.00pt"/>
    </style:style>
    <style:style style:name="P25" style:family="paragraph">
      <style:paragraph-properties fo:line-height="100.00%" fo:text-align="left" fo:margin-left="18.00pt" fo:text-indent="0.00pt"/>
    </style:style>
    <style:style style:name="P26" style:family="paragraph">
      <style:paragraph-properties fo:line-height="100.00%" fo:text-align="left" fo:margin-left="36.00pt" fo:text-indent="0.00pt"/>
    </style:style>
    <style:style style:name="P27" style:family="paragraph">
      <style:paragraph-properties fo:line-height="100.00%" fo:text-align="left" fo:margin-left="18.00pt" fo:text-indent="0.00pt"/>
    </style:style>
    <style:style style:name="P28" style:family="paragraph">
      <style:paragraph-properties fo:line-height="100.00%" fo:text-align="left" fo:margin-left="36.00pt" fo:text-indent="0.00pt"/>
    </style:style>
    <style:style style:name="P29" style:family="paragraph">
      <style:paragraph-properties fo:line-height="100.00%" fo:text-align="left" fo:margin-left="18.00pt" fo:text-indent="0.00pt"/>
    </style:style>
    <style:style style:name="P30" style:family="paragraph">
      <style:paragraph-properties fo:line-height="100.00%" fo:text-align="left" fo:margin-left="36.00pt" fo:text-indent="0.00pt"/>
    </style:style>
    <style:style style:name="P31" style:family="paragraph">
      <style:paragraph-properties fo:line-height="100.00%" fo:text-align="left"/>
    </style:style>
    <style:style style:name="P32" style:family="paragraph">
      <style:paragraph-properties fo:line-height="100.00%" fo:text-align="left" fo:margin-top="12.00pt" fo:margin-bottom="6.00pt"/>
    </style:style>
    <style:style style:name="P33" style:family="paragraph">
      <style:paragraph-properties fo:line-height="100.00%" fo:text-align="left" fo:margin-bottom="6.00pt"/>
    </style:style>
    <style:style style:name="P34" style:family="paragraph">
      <style:paragraph-properties fo:line-height="100.00%" fo:text-align="left" fo:margin-top="12.00pt" fo:margin-bottom="6.00pt"/>
    </style:style>
    <style:style style:name="P35" style:family="paragraph">
      <style:paragraph-properties fo:line-height="100.00%" fo:text-align="left" fo:margin-bottom="6.00pt"/>
    </style:style>
    <style:style style:name="P36" style:family="paragraph">
      <style:paragraph-properties fo:line-height="100.00%" fo:text-align="left" fo:margin-top="12.00pt" fo:margin-bottom="6.00pt"/>
    </style:style>
    <style:style style:name="P37" style:family="paragraph">
      <style:paragraph-properties fo:line-height="100.00%" fo:text-align="left" fo:margin-bottom="6.00pt"/>
    </style:style>
    <style:style style:name="P38" style:family="paragraph">
      <style:paragraph-properties fo:line-height="100.00%" fo:text-align="left" fo:margin-top="12.00pt" fo:margin-bottom="6.00pt"/>
    </style:style>
    <style:style style:name="P39" style:family="paragraph">
      <style:paragraph-properties fo:line-height="100.00%" fo:text-align="left" fo:margin-bottom="6.00pt"/>
    </style:style>
    <style:style style:name="P40" style:family="paragraph">
      <style:paragraph-properties fo:line-height="115.00%" fo:text-align="left"/>
    </style:style>
    <style:style style:name="P41" style:family="paragraph">
      <style:paragraph-properties fo:line-height="100.00%" fo:text-align="left" fo:margin-bottom="6.00pt"/>
    </style:style>
    <style:style style:name="P42" style:family="paragraph">
      <style:paragraph-properties fo:line-height="100.00%" fo:text-align="left" fo:margin-top="12.00pt" fo:margin-bottom="6.00pt"/>
    </style:style>
    <style:style style:name="P43" style:family="paragraph">
      <style:paragraph-properties fo:line-height="100.00%" fo:text-align="left"/>
    </style:style>
    <style:style style:name="P44" style:family="paragraph">
      <style:paragraph-properties fo:line-height="115.00%" fo:text-align="left"/>
    </style:style>
    <style:style style:name="P45" style:family="paragraph">
      <style:paragraph-properties fo:line-height="100.00%" fo:text-align="left" fo:margin-bottom="6.00pt"/>
    </style:style>
    <style:style style:name="P46" style:family="paragraph">
      <style:paragraph-properties fo:line-height="100.00%" fo:text-align="left" fo:margin-top="12.00pt" fo:margin-bottom="6.00pt"/>
    </style:style>
    <style:style style:name="P47" style:family="paragraph">
      <style:paragraph-properties fo:line-height="100.00%" fo:text-align="left" fo:margin-bottom="6.00pt"/>
    </style:style>
    <style:style style:name="P48" style:family="paragraph">
      <style:paragraph-properties fo:line-height="115.00%" fo:text-align="left"/>
    </style:style>
    <style:style style:name="P49" style:family="paragraph">
      <style:paragraph-properties fo:line-height="100.00%" fo:text-align="left" fo:margin-bottom="6.00pt"/>
    </style:style>
    <style:style style:name="P50" style:family="paragraph">
      <style:paragraph-properties fo:line-height="100.00%" fo:text-align="left" fo:margin-top="12.00pt" fo:margin-bottom="6.00pt"/>
    </style:style>
    <style:style style:name="P51" style:family="paragraph">
      <style:paragraph-properties fo:line-height="100.00%" fo:text-align="left" fo:margin-bottom="6.00pt"/>
    </style:style>
    <style:style style:name="P52" style:family="paragraph">
      <style:paragraph-properties fo:line-height="115.00%" fo:text-align="left"/>
    </style:style>
    <style:style style:name="P53" style:family="paragraph">
      <style:paragraph-properties fo:line-height="115.00%" fo:text-align="left" fo:margin-left="0.00pt" fo:text-indent="36.00pt"/>
    </style:style>
    <style:style style:name="P54" style:family="paragraph">
      <style:paragraph-properties fo:line-height="115.00%" fo:text-align="left"/>
    </style:style>
    <style:style style:name="P55" style:family="paragraph">
      <style:paragraph-properties fo:line-height="100.00%" fo:text-align="left" fo:margin-bottom="6.00pt"/>
    </style:style>
    <style:style style:name="P56" style:family="paragraph">
      <style:paragraph-properties fo:line-height="100.00%" fo:text-align="left"/>
    </style:style>
    <style:style style:name="P57" style:family="paragraph">
      <style:paragraph-properties fo:line-height="100.00%" fo:text-align="left" fo:margin-top="12.00pt" fo:margin-bottom="6.00pt"/>
    </style:style>
    <style:style style:name="P58" style:family="paragraph">
      <style:paragraph-properties fo:line-height="100.00%" fo:text-align="left" fo:margin-bottom="6.00pt"/>
    </style:style>
    <style:style style:name="P59" style:family="paragraph">
      <style:paragraph-properties fo:line-height="100.00%" fo:text-align="left"/>
    </style:style>
    <style:style style:name="P60" style:family="paragraph">
      <style:paragraph-properties fo:line-height="100.00%" fo:text-align="left" fo:margin-top="12.00pt" fo:margin-bottom="6.00pt"/>
    </style:style>
    <style:style style:name="P61" style:family="paragraph">
      <style:paragraph-properties fo:line-height="100.00%" fo:text-align="left" fo:margin-bottom="6.00pt"/>
    </style:style>
    <style:style style:name="P62" style:family="paragraph">
      <style:paragraph-properties fo:line-height="115.00%" fo:text-align="left"/>
    </style:style>
    <style:style style:name="P63" style:family="paragraph">
      <style:paragraph-properties fo:line-height="100.00%" fo:text-align="left" fo:margin-bottom="6.00pt"/>
    </style:style>
    <style:style style:name="P64" style:family="paragraph">
      <style:paragraph-properties fo:line-height="100.00%" fo:text-align="left" fo:margin-top="12.00pt" fo:margin-bottom="6.00pt"/>
    </style:style>
    <text:list-style style:name="L65">
      <text:list-level-style-bullet text:level="1" text:bullet-char="•">
        <style:list-level-properties text:space-before="18.00pt" text:min-label-width="18.00pt"/>
        <style:text-properties fo:font-family="Symbol"/>
      </text:list-level-style-bullet>
    </text:list-style>
    <style:style style:name="P65" style:family="paragraph">
      <style:paragraph-properties fo:line-height="100.00%" fo:text-align="left"/>
    </style:style>
    <style:style style:name="P66" style:family="paragraph">
      <style:paragraph-properties fo:line-height="100.00%" fo:text-align="left" fo:margin-bottom="6.00pt"/>
    </style:style>
    <style:style style:name="P67" style:family="paragraph">
      <style:paragraph-properties fo:line-height="100.00%" fo:text-align="left" fo:margin-top="12.00pt" fo:margin-bottom="6.00pt"/>
    </style:style>
    <style:style style:name="P68" style:family="paragraph">
      <style:paragraph-properties fo:line-height="100.00%" fo:text-align="left" fo:margin-bottom="6.00pt"/>
    </style:style>
    <style:style style:name="P69" style:family="paragraph">
      <style:paragraph-properties fo:line-height="100.00%" fo:text-align="left" fo:margin-top="12.00pt" fo:margin-bottom="6.00pt"/>
    </style:style>
    <style:style style:name="P70" style:family="paragraph">
      <style:paragraph-properties fo:line-height="100.00%" fo:text-align="left" fo:margin-bottom="6.00pt"/>
    </style:style>
    <style:style style:name="P71" style:family="paragraph">
      <style:paragraph-properties fo:line-height="100.00%" fo:text-align="left" fo:margin-top="12.00pt" fo:margin-bottom="6.00pt"/>
    </style:style>
    <style:style style:name="P72" style:family="paragraph">
      <style:paragraph-properties fo:line-height="100.00%" fo:text-align="left" fo:margin-bottom="6.00pt"/>
    </style:style>
    <style:style style:name="P73" style:family="paragraph">
      <style:paragraph-properties fo:line-height="100.00%" fo:text-align="left" fo:margin-top="12.00pt" fo:margin-bottom="6.00pt"/>
    </style:style>
    <style:style style:name="P74" style:family="paragraph">
      <style:paragraph-properties fo:line-height="100.00%" fo:text-align="left" fo:margin-bottom="6.00pt"/>
    </style:style>
    <style:style style:name="P75" style:family="paragraph">
      <style:paragraph-properties fo:line-height="100.00%" fo:text-align="left" fo:margin-top="12.00pt" fo:margin-bottom="6.00pt"/>
    </style:style>
    <style:style style:name="P76" style:family="paragraph">
      <style:paragraph-properties fo:line-height="100.00%" fo:text-align="left" fo:margin-bottom="6.00pt"/>
    </style:style>
    <style:style style:name="P77" style:family="paragraph">
      <style:paragraph-properties fo:line-height="100.00%" fo:text-align="left" fo:margin-top="12.00pt" fo:margin-bottom="6.00pt"/>
    </style:style>
    <style:style style:name="P78" style:family="paragraph">
      <style:paragraph-properties fo:line-height="100.00%" fo:text-align="left" fo:margin-bottom="6.00pt"/>
    </style:style>
    <style:style style:name="P79" style:family="paragraph">
      <style:paragraph-properties fo:line-height="100.00%" fo:text-align="left" fo:margin-top="12.00pt" fo:margin-bottom="6.00pt"/>
    </style:style>
    <style:style style:name="P80" style:family="paragraph">
      <style:paragraph-properties fo:line-height="100.00%" fo:text-align="left" fo:margin-bottom="6.00pt"/>
    </style:style>
    <style:style style:name="P81" style:family="paragraph">
      <style:paragraph-properties fo:line-height="100.00%" fo:text-align="left" fo:margin-top="12.00pt" fo:margin-bottom="6.00pt"/>
    </style:style>
    <style:style style:name="P82" style:family="paragraph">
      <style:paragraph-properties fo:line-height="100.00%" fo:text-align="left" fo:margin-bottom="6.00pt"/>
    </style:style>
    <style:style style:name="P83" style:family="paragraph">
      <style:paragraph-properties fo:line-height="100.00%" fo:text-align="left" fo:margin-top="12.00pt" fo:margin-bottom="6.00pt"/>
    </style:style>
    <style:style style:name="P84" style:family="paragraph">
      <style:paragraph-properties fo:line-height="100.00%" fo:text-align="left" fo:margin-bottom="6.00pt"/>
    </style:style>
    <text:list-style style:name="L85">
      <text:list-level-style-bullet text:level="1" text:bullet-char="•">
        <style:list-level-properties text:space-before="18.00pt" text:min-label-width="18.00pt"/>
        <style:text-properties fo:font-family="Symbol"/>
      </text:list-level-style-bullet>
    </text:list-style>
    <style:style style:name="P85" style:family="paragraph">
      <style:paragraph-properties fo:line-height="100.00%" fo:text-align="left" fo:margin-left="-18.00pt" fo:text-indent="18.00pt"/>
    </style:style>
    <style:style style:name="P86" style:family="paragraph">
      <style:paragraph-properties fo:line-height="100.00%" fo:text-align="left" fo:margin-bottom="6.00pt"/>
    </style:style>
    <text:list-style style:name="L87">
      <text:list-level-style-bullet text:level="1" text:bullet-char="•">
        <style:list-level-properties text:space-before="18.00pt" text:min-label-width="18.00pt"/>
        <style:text-properties fo:font-family="Symbol"/>
      </text:list-level-style-bullet>
    </text:list-style>
    <style:style style:name="P87" style:family="paragraph">
      <style:paragraph-properties fo:line-height="100.00%" fo:text-align="left" fo:margin-left="-18.00pt" fo:text-indent="18.00pt"/>
    </style:style>
    <style:style style:name="P88" style:family="paragraph">
      <style:paragraph-properties fo:line-height="100.00%" fo:text-align="left" fo:margin-bottom="6.00pt"/>
    </style:style>
    <text:list-style style:name="L89">
      <text:list-level-style-bullet text:level="1" text:bullet-char="•">
        <style:list-level-properties text:space-before="18.00pt" text:min-label-width="18.00pt"/>
        <style:text-properties fo:font-family="Symbol"/>
      </text:list-level-style-bullet>
    </text:list-style>
    <style:style style:name="P89" style:family="paragraph">
      <style:paragraph-properties fo:line-height="100.00%" fo:text-align="left" fo:margin-left="-18.00pt" fo:text-indent="18.00pt"/>
    </style:style>
    <style:style style:name="P90" style:family="paragraph">
      <style:paragraph-properties fo:line-height="100.00%" fo:text-align="left" fo:margin-bottom="6.00pt"/>
    </style:style>
    <text:list-style style:name="L91">
      <text:list-level-style-bullet text:level="1" text:bullet-char="•">
        <style:list-level-properties text:space-before="18.00pt" text:min-label-width="18.00pt"/>
        <style:text-properties fo:font-family="Symbol"/>
      </text:list-level-style-bullet>
    </text:list-style>
    <style:style style:name="P91" style:family="paragraph">
      <style:paragraph-properties fo:line-height="100.00%" fo:text-align="left" fo:margin-left="-18.00pt" fo:text-indent="18.00pt"/>
    </style:style>
    <style:style style:name="P92" style:family="paragraph">
      <style:paragraph-properties fo:line-height="100.00%" fo:text-align="left" fo:margin-bottom="6.00pt"/>
    </style:style>
    <text:list-style style:name="L93">
      <text:list-level-style-bullet text:level="1" text:bullet-char="•">
        <style:list-level-properties text:space-before="18.00pt" text:min-label-width="18.00pt"/>
        <style:text-properties fo:font-family="Symbol"/>
      </text:list-level-style-bullet>
    </text:list-style>
    <style:style style:name="P93" style:family="paragraph">
      <style:paragraph-properties fo:line-height="100.00%" fo:text-align="left" fo:margin-left="-18.00pt" fo:text-indent="18.00pt"/>
    </style:style>
    <style:style style:name="P94" style:family="paragraph">
      <style:paragraph-properties fo:line-height="100.00%" fo:text-align="left" fo:margin-bottom="6.00pt"/>
    </style:style>
    <style:style style:name="P95" style:family="paragraph">
      <style:paragraph-properties fo:line-height="100.00%" fo:text-align="left" fo:margin-top="12.00pt" fo:margin-bottom="6.00pt"/>
    </style:style>
    <style:style style:name="P96" style:family="paragraph">
      <style:paragraph-properties fo:line-height="100.00%" fo:text-align="left" fo:margin-bottom="6.00pt"/>
    </style:style>
    <text:list-style style:name="L97">
      <text:list-level-style-bullet text:level="1" text:bullet-char="•">
        <style:list-level-properties text:space-before="18.00pt" text:min-label-width="18.00pt"/>
        <style:text-properties fo:font-family="Symbol"/>
      </text:list-level-style-bullet>
    </text:list-style>
    <style:style style:name="P97" style:family="paragraph">
      <style:paragraph-properties fo:line-height="100.00%" fo:text-align="left" fo:margin-left="-18.00pt" fo:text-indent="18.00pt"/>
    </style:style>
    <style:style style:name="TableColumn0100" style:family="table-column">
      <style:table-column-properties style:column-width="2.261111in"/>
    </style:style>
    <style:style style:name="TableColumn0101" style:family="table-column">
      <style:table-column-properties style:column-width="2.261111in"/>
    </style:style>
    <style:style style:name="TableColumn0102" style:family="table-column">
      <style:table-column-properties style:column-width="2.261111in"/>
    </style:style>
    <style:style style:name="Table01" style:family="table">
      <style:table-properties style:width="6.783333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Cell010001"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Cell010002"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Cell010101"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Cell010102"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Row0102" style:family="table-row">
      <style:table-row-properties/>
    </style:style>
    <style:style style:name="TableCell010200"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Cell010201"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Cell010202"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Row0103" style:family="table-row">
      <style:table-row-properties/>
    </style:style>
    <style:style style:name="TableCell010300"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Cell010301"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style:style style:name="TableCell010302" style:family="table-cell">
      <style:table-cell-properties fo:border-top="0.013889in solid #000000" fo:border-left="0.013889in solid #000000" fo:border-right="0.013889in solid #000000" fo:border-bottom="0.013889in solid #000000" fo:padding-left="0.038194in" fo:padding-right="0.038194in" fo:vertical-align="top" fo:background-color="#ffffff"/>
    </style:style>
  </office:automatic-styles>
  <office:body>
    <office:text>
      <text:p text:style-name="P1"><text:span text:style-name="T1">FIUBA - 7507</text:span></text:p>
      <text:p text:style-name="P1"><text:span text:style-name="T1">Algoritmos y programación 3</text:span></text:p>
      <text:p text:style-name="P2"><text:span text:style-name="T2">Trabajo práctico 2: Batalla Navalgo</text:span></text:p>
      <text:p text:style-name="P3"><text:span text:style-name="T3">1er cuatrimestre, 2013</text:span></text:p>
      <text:p text:style-name="P3"><text:span text:style-name="T3">(trabajo grupal)</text:span></text:p>
      <text:p text:style-name="P4"><text:span text:style-name="T3">Alumno:</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6"><text:span text:style-name="T5">Nombre</text:span><text:span text:style-name="T6"/></text:p>
          </table:table-cell>
          <table:table-cell table:style-name="TableCell010001">
            <text:p text:style-name="P6"><text:span text:style-name="T7">Padrón</text:span><text:span text:style-name="T8"/></text:p>
          </table:table-cell>
          <table:table-cell table:style-name="TableCell010002">
            <text:p text:style-name="P6"><text:span text:style-name="T9">Mail</text:span><text:span text:style-name="T10"/></text:p>
          </table:table-cell>
        </table:table-row>
        <table:table-row table:style-name="TableRow0101">
          <table:table-cell table:style-name="TableCell010100">
            <text:p text:style-name="P9"><text:span text:style-name="T10"/></text:p>
          </table:table-cell>
          <table:table-cell table:style-name="TableCell010101">
            <text:p text:style-name="P9"><text:span text:style-name="T10"/></text:p>
          </table:table-cell>
          <table:table-cell table:style-name="TableCell010102">
            <text:p text:style-name="P9"><text:span text:style-name="T10"/></text:p>
          </table:table-cell>
        </table:table-row>
        <table:table-row table:style-name="TableRow0102">
          <table:table-cell table:style-name="TableCell010200">
            <text:p text:style-name="P11"><text:span text:style-name="T10"/></text:p>
          </table:table-cell>
          <table:table-cell table:style-name="TableCell010201">
            <text:p text:style-name="P11"><text:span text:style-name="T10"/></text:p>
          </table:table-cell>
          <table:table-cell table:style-name="TableCell010202">
            <text:p text:style-name="P11"><text:span text:style-name="T10"/></text:p>
          </table:table-cell>
        </table:table-row>
        <table:table-row table:style-name="TableRow0103">
          <table:table-cell table:style-name="TableCell010300">
            <text:p text:style-name="P13"><text:span text:style-name="T10"/></text:p>
          </table:table-cell>
          <table:table-cell table:style-name="TableCell010301">
            <text:p text:style-name="P13"><text:span text:style-name="T10"/></text:p>
          </table:table-cell>
          <table:table-cell table:style-name="TableCell010302">
            <text:p text:style-name="P13"><text:span text:style-name="T10"/></text:p>
          </table:table-cell>
        </table:table-row>
      </table:table>
      <text:p text:style-name="P15"><text:span text:style-name="T10"/></text:p>
      <text:p text:style-name="P15"><text:span text:style-name="T10"/></text:p>
      <text:p text:style-name="P15"><text:span text:style-name="T11">Fecha de entrega:</text:span></text:p>
      <text:p text:style-name="P15"><text:span text:style-name="T12"/></text:p>
      <text:p text:style-name="P15"><text:span text:style-name="T13">Tutor:</text:span></text:p>
      <text:p text:style-name="P15"><text:span text:style-name="T14"/></text:p>
      <text:p text:style-name="P15"><text:span text:style-name="T15">Nota Final:</text:span></text:p>
      <text:p text:style-name="P15"><text:span text:style-name="T16"/></text:p>
      <text:p text:style-name="P15"><text:span text:style-name="T16"/></text:p>
      <text:p text:style-name="P16"><text:span text:style-name="T16"/></text:p>
      <text:p text:style-name="P17"><text:span text:style-name="T17">Tabla de contenidos</text:span></text:p>
      <text:p text:style-name="P18"><text:span text:style-name="T18"/></text:p>
      <text:p text:style-name="P19"><text:a xlink:href="#id.gjdgxs"><text:span text:style-name="T20">Introducción</text:span></text:a><text:span text:style-name="T21"/></text:p>
      <text:p text:style-name="P20"><text:a xlink:href="#id.30j0zll"><text:span text:style-name="T23">-</text:span><text:span text:style-name="T24">HYPERLINK "#id.30j0zll"</text:span><text:span text:style-name="T25">Objetivo</text:span><text:span text:style-name="T26">HYPERLINK "#id.30j0zll"</text:span><text:span text:style-name="T27"><text:s/></text:span><text:span text:style-name="T28">HYPERLINK "#id.30j0zll"</text:span><text:span text:style-name="T29">del</text:span><text:span text:style-name="T30">HYPERLINK "#id.30j0zll"</text:span><text:span text:style-name="T31"><text:s/></text:span><text:span text:style-name="T32">HYPERLINK "#id.30j0zll"</text:span><text:span text:style-name="T33">trabajo</text:span></text:a><text:span text:style-name="T34"/></text:p>
      <text:p text:style-name="P20"><text:a xlink:href="#id.1fob9te"><text:span text:style-name="T36">Consigna</text:span><text:span text:style-name="T37">HYPERLINK "#id.1fob9te"</text:span><text:span text:style-name="T38"><text:s/></text:span><text:span text:style-name="T39">HYPERLINK "#id.1fob9te"</text:span><text:span text:style-name="T40">general</text:span></text:a><text:span text:style-name="T41"/></text:p>
      <text:p text:style-name="P21"><text:a xlink:href="#id.3znysh7"><text:span text:style-name="T43">Descripción</text:span><text:span text:style-name="T44">HYPERLINK "#id.3znysh7"</text:span><text:span text:style-name="T45"><text:s/></text:span><text:span text:style-name="T46">HYPERLINK "#id.3znysh7"</text:span><text:span text:style-name="T47">de</text:span><text:span text:style-name="T48">HYPERLINK "#id.3znysh7"</text:span><text:span text:style-name="T49"><text:s/></text:span><text:span text:style-name="T50">HYPERLINK "#id.3znysh7"</text:span><text:span text:style-name="T51">la</text:span><text:span text:style-name="T52">HYPERLINK "#id.3znysh7"</text:span><text:span text:style-name="T53"><text:s/></text:span><text:span text:style-name="T54">HYPERLINK "#id.3znysh7"</text:span><text:span text:style-name="T55">aplicación</text:span><text:span text:style-name="T56">HYPERLINK "#id.3znysh7"</text:span><text:span text:style-name="T57"><text:s/></text:span><text:span text:style-name="T58">HYPERLINK "#id.3znysh7"</text:span><text:span text:style-name="T59">a</text:span><text:span text:style-name="T60">HYPERLINK "#id.3znysh7"</text:span><text:span text:style-name="T61"><text:s/></text:span><text:span text:style-name="T62">HYPERLINK "#id.3znysh7"</text:span><text:span text:style-name="T63">desarrollar</text:span></text:a><text:span text:style-name="T64"/></text:p>
      <text:p text:style-name="P22"><text:a xlink:href="#id.2et92p0"><text:span text:style-name="T66">-</text:span><text:span text:style-name="T67">HYPERLINK "#id.2et92p0"</text:span><text:span text:style-name="T68">Contexto</text:span></text:a><text:span text:style-name="T69"/></text:p>
      <text:p text:style-name="P22"><text:a xlink:href="#id.tyjcwt"><text:span text:style-name="T71">Objetivo</text:span><text:span text:style-name="T72">HYPERLINK "#id.tyjcwt"</text:span><text:span text:style-name="T73"><text:s/></text:span><text:span text:style-name="T74">HYPERLINK "#id.tyjcwt"</text:span><text:span text:style-name="T75">del</text:span><text:span text:style-name="T76">HYPERLINK "#id.tyjcwt"</text:span><text:span text:style-name="T77"><text:s/></text:span><text:span text:style-name="T78">HYPERLINK "#id.tyjcwt"</text:span><text:span text:style-name="T79">juego</text:span></text:a><text:span text:style-name="T80"/></text:p>
      <text:p text:style-name="P22"><text:a xlink:href="#id.3dy6vkm"><text:span text:style-name="T82">Puntos</text:span></text:a><text:span text:style-name="T83"/></text:p>
      <text:p text:style-name="P22"><text:a xlink:href="#id.1t3h5sf"><text:span text:style-name="T85">Dinamica</text:span><text:span text:style-name="T86">HYPERLINK "#id.1t3h5sf"</text:span><text:span text:style-name="T87"><text:s/></text:span><text:span text:style-name="T88">HYPERLINK "#id.1t3h5sf"</text:span><text:span text:style-name="T89">del</text:span><text:span text:style-name="T90">HYPERLINK "#id.1t3h5sf"</text:span><text:span text:style-name="T91"><text:s/></text:span><text:span text:style-name="T92">HYPERLINK "#id.1t3h5sf"</text:span><text:span text:style-name="T93">juego</text:span></text:a><text:span text:style-name="T94"/></text:p>
      <text:p text:style-name="P22"><text:a xlink:href="#id.4d34og8"><text:span text:style-name="T96">Disparos</text:span></text:a><text:span text:style-name="T97"/></text:p>
      <text:p text:style-name="P22"><text:a xlink:href="#id.2s8eyo1"><text:span text:style-name="T99">Tablero</text:span></text:a><text:span text:style-name="T100"/></text:p>
      <text:p text:style-name="P22"><text:a xlink:href="#id.3rdcrjn"><text:span text:style-name="T102">Naves</text:span></text:a><text:span text:style-name="T103"/></text:p>
      <text:p text:style-name="P23"><text:a xlink:href="#id.26in1rg"><text:span text:style-name="T105">Entregables</text:span></text:a><text:span text:style-name="T106"/></text:p>
      <text:p text:style-name="P24"><text:a xlink:href="#id.lnxbz9"><text:span text:style-name="T108">Forma</text:span><text:span text:style-name="T109">HYPERLINK "#id.lnxbz9"</text:span><text:span text:style-name="T110"><text:s/></text:span><text:span text:style-name="T111">HYPERLINK "#id.lnxbz9"</text:span><text:span text:style-name="T112">de</text:span><text:span text:style-name="T113">HYPERLINK "#id.lnxbz9"</text:span><text:span text:style-name="T114"><text:s/></text:span><text:span text:style-name="T115">HYPERLINK "#id.lnxbz9"</text:span><text:span text:style-name="T116">entrega</text:span></text:a><text:span text:style-name="T117"/></text:p>
      <text:p text:style-name="P25"><text:a xlink:href="#id.35nkun2"><text:span text:style-name="T119">Informe</text:span></text:a><text:span text:style-name="T120"/></text:p>
      <text:p text:style-name="P26"><text:span text:style-name="T121">-</text:span><text:a xlink:href="#id.1ksv4uv"><text:span text:style-name="T123">Supuestos</text:span></text:a><text:span text:style-name="T124"/></text:p>
      <text:p text:style-name="P27"><text:a xlink:href="#id.44sinio"><text:span text:style-name="T126">Modelo</text:span><text:span text:style-name="T127">HYPERLINK "#id.44sinio"</text:span><text:span text:style-name="T128"><text:s/></text:span><text:span text:style-name="T129">HYPERLINK "#id.44sinio"</text:span><text:span text:style-name="T130">de</text:span><text:span text:style-name="T131">HYPERLINK "#id.44sinio"</text:span><text:span text:style-name="T132"><text:s/></text:span><text:span text:style-name="T133">HYPERLINK "#id.44sinio"</text:span><text:span text:style-name="T134">dominio</text:span></text:a><text:span text:style-name="T135"/></text:p>
      <text:p text:style-name="P28"><text:a xlink:href="#id.2jxsxqh"><text:span text:style-name="T137">Diagramas</text:span><text:span text:style-name="T138">HYPERLINK "#id.2jxsxqh"</text:span><text:span text:style-name="T139"><text:s/></text:span><text:span text:style-name="T140">HYPERLINK "#id.2jxsxqh"</text:span><text:span text:style-name="T141">de</text:span><text:span text:style-name="T142">HYPERLINK "#id.2jxsxqh"</text:span><text:span text:style-name="T143"><text:s/></text:span><text:span text:style-name="T144">HYPERLINK "#id.2jxsxqh"</text:span><text:span text:style-name="T145">clases</text:span></text:a><text:span text:style-name="T146"/></text:p>
      <text:p text:style-name="P28"><text:a xlink:href="#id.z337ya"><text:span text:style-name="T148">Detalles</text:span><text:span text:style-name="T149">HYPERLINK "#id.z337ya"</text:span><text:span text:style-name="T150"><text:s/></text:span><text:span text:style-name="T151">HYPERLINK "#id.z337ya"</text:span><text:span text:style-name="T152">de</text:span><text:span text:style-name="T153">HYPERLINK "#id.z337ya"</text:span><text:span text:style-name="T154"><text:s/></text:span><text:span text:style-name="T155">HYPERLINK "#id.z337ya"</text:span><text:span text:style-name="T156">implementación</text:span></text:a><text:span text:style-name="T157"/></text:p>
      <text:p text:style-name="P28"><text:a xlink:href="#id.3j2qqm3"><text:span text:style-name="T159">Excepciones</text:span></text:a><text:span text:style-name="T160"/></text:p>
      <text:p text:style-name="P28"><text:a xlink:href="#id.1y810tw"><text:span text:style-name="T162">Diagramas</text:span><text:span text:style-name="T163">HYPERLINK "#id.1y810tw"</text:span><text:span text:style-name="T164"><text:s/></text:span><text:span text:style-name="T165">HYPERLINK "#id.1y810tw"</text:span><text:span text:style-name="T166">de</text:span><text:span text:style-name="T167">HYPERLINK "#id.1y810tw"</text:span><text:span text:style-name="T168"><text:s/></text:span><text:span text:style-name="T169">HYPERLINK "#id.1y810tw"</text:span><text:span text:style-name="T170">secuencia</text:span></text:a><text:span text:style-name="T171"/></text:p>
      <text:p text:style-name="P29"><text:a xlink:href="#id.2xcytpi"><text:span text:style-name="T173">Checklist</text:span><text:span text:style-name="T174">HYPERLINK "#id.2xcytpi"</text:span><text:span text:style-name="T175"><text:s/></text:span><text:span text:style-name="T176">HYPERLINK "#id.2xcytpi"</text:span><text:span text:style-name="T177">de</text:span><text:span text:style-name="T178">HYPERLINK "#id.2xcytpi"</text:span><text:span text:style-name="T179"><text:s/></text:span><text:span text:style-name="T180">HYPERLINK "#id.2xcytpi"</text:span><text:span text:style-name="T181">corrección</text:span></text:a><text:span text:style-name="T182"/></text:p>
      <text:p text:style-name="P30"><text:a xlink:href="#id.1ci93xb"><text:span text:style-name="T184">Código</text:span></text:a><text:span text:style-name="T185"/></text:p>
      <text:p text:style-name="P31"><text:span text:style-name="T185"/></text:p>
      <text:p text:style-name="P31"><text:span text:style-name="T185"/></text:p>
      <text:p text:style-name="P32"><text:span text:style-name="T186">Introducción</text:span></text:p>
      <text:p text:style-name="P32"><text:span text:style-name="T187">Objetivo del trabajo</text:span></text:p>
      <text:p text:style-name="P33"><text:span text:style-name="T188">Aplicar los conceptos enseñados en la materia a la resolución de un problema, trabajando en forma grupal y utilizando una lenguaje de tipado estático (java o csharp)</text:span></text:p>
      <text:p text:style-name="P34"><text:span text:style-name="T189">Consigna general</text:span></text:p>
      <text:p text:style-name="P35"><text:span text:style-name="T190">Desarrollar la aplicación completa, incluyendo el modelo de clases es interface gráfica. La aplicación deberá ser acompañada por prueba unitarias e integrales y documentación de diseño. En la siguiente sección se describe la aplicación a desarrollar.</text:span></text:p>
      <text:p text:style-name="P35"><text:span text:style-name="T191"/></text:p>
      <text:p text:style-name="P36"><text:span text:style-name="T192">Descripción de la aplicación a desarrollar</text:span></text:p>
      <text:p text:style-name="P36"><text:span text:style-name="T193">Contexto</text:span></text:p>
      <text:p text:style-name="P37"><text:span text:style-name="T194">La empresa Algo Ritmos SA dedicada al desarrollo de video juegos a decidido contratar a un grupo de programadores para implementar el juego Batalla Navalgo: un juego levemente inspirado en el clasico juego de Batalla Naval</text:span></text:p>
      <text:p text:style-name="P37"><text:span text:style-name="T195"/></text:p>
      <text:p text:style-name="P38"><text:span text:style-name="T196">Objetivo del juego</text:span></text:p>
      <text:p text:style-name="P39"><text:span text:style-name="T197"/></text:p>
      <text:p text:style-name="P40"><text:span text:style-name="T198">La Batalla Navalgo es un juego por turnos en el cual juega el jugador contra la computadora.</text:span></text:p>
      <text:p text:style-name="P40"><text:span text:style-name="T199"/></text:p>
      <text:p text:style-name="P41"><text:span text:style-name="T200">La computadora coloca sus naves en el tablero, y el jugador debe destruirlas. El jugador no tiene tablero, el juego consiste solamente en destruir las naves de la computadora.</text:span></text:p>
      <text:p text:style-name="P41"><text:span text:style-name="T201"/></text:p>
      <text:p text:style-name="P42"><text:span text:style-name="T202">Puntos</text:span></text:p>
      <text:p text:style-name="P43"><text:span text:style-name="T203"/></text:p>
      <text:p text:style-name="P44"><text:span text:style-name="T204">El jugador empieza el juego con una cantidad de puntos (10.000 puntos), y el objetivo es terminar el juego (destruyendo todas las naves) con la mayor cantidad de puntos.</text:span></text:p>
      <text:p text:style-name="P44"><text:span text:style-name="T205"/></text:p>
      <text:p text:style-name="P44"><text:span text:style-name="T206">Los puntos se descuentan de 2 formas:</text:span></text:p>
      <text:p text:style-name="P44"><text:span text:style-name="T206">- Con el simple paso del tiempo (10 puntos por turno)</text:span></text:p>
      <text:p text:style-name="P45"><text:span text:style-name="T206">- Con los disparos que hace el jugador (distinta cantidad de puntos de acuerdo al tipo de disparo)</text:span></text:p>
      <text:p text:style-name="P46"><text:span text:style-name="T207">Dinamica del juego</text:span></text:p>
      <text:p text:style-name="P47"><text:span text:style-name="T208"/></text:p>
      <text:p text:style-name="P48"><text:span text:style-name="T209">En cada momento el jugador puede ver el tablero de la computadora, junto con la ubicación y estado de las naves (al principio todas las naves estarán completas pero a lo largo del juego tendrán partes destruidas).</text:span></text:p>
      <text:p text:style-name="P48"><text:span text:style-name="T210"/></text:p>
      <text:p text:style-name="P48"><text:span text:style-name="T211">A diferencia de la batalla naval convencional, las naves en la batalla Navalgo tienen movimiento. Al colocar las naves en el tablero, la computadora asignará una dirección a cada una (8 direcciones posibles: lineales + diagonales).</text:span></text:p>
      <text:p text:style-name="P48"><text:span text:style-name="T212"/></text:p>
      <text:p text:style-name="P48"><text:span text:style-name="T213">Al pasar cada turno, las naves se mueven 1 posición en la dirección correspondiente.</text:span></text:p>
      <text:p text:style-name="P48"><text:span text:style-name="T213">Al “chocar” contra el borde del tablero, la dirección se invierte para continuar el movimiento en sentido opuesto.</text:span></text:p>
      <text:p text:style-name="P48"><text:span text:style-name="T214"/></text:p>
      <text:p text:style-name="P48"><text:span text:style-name="T215">Las naves no chocan entre sí, sino que se pueden superponer en el tablero. En ese caso, si el jugador efectúa un disparo sobre una posición, destruirá todas las partes de las naves que se encuentran superpuestas.</text:span></text:p>
      <text:p text:style-name="P48"><text:span text:style-name="T216"/></text:p>
      <text:p text:style-name="P49"><text:span text:style-name="T217">En cada turno del juego, el jugador podrá efectuar un disparo.</text:span></text:p>
      <text:p text:style-name="P49"><text:span text:style-name="T218"/></text:p>
      <text:p text:style-name="P50"><text:span text:style-name="T219">Disparos</text:span></text:p>
      <text:p text:style-name="P51"><text:span text:style-name="T220"/></text:p>
      <text:p text:style-name="P52"><text:span text:style-name="T221">Existen distintos tipos de disparo, con distinto costo y diferente comportamiento:</text:span></text:p>
      <text:p text:style-name="P52"><text:span text:style-name="T222"/></text:p>
      <text:p text:style-name="P52"><text:span text:style-name="T223">- Disparo convencional</text:span></text:p>
      <text:p text:style-name="P52"><text:span text:style-name="T223"><text:tab/>- Impacta en una posición, en el mismo momento que se hace el disparo</text:span></text:p>
      <text:p text:style-name="P52"><text:span text:style-name="T223"><text:tab/>- Costo: 200 puntos</text:span></text:p>
      <text:p text:style-name="P52"><text:span text:style-name="T224"/></text:p>
      <text:p text:style-name="P52"><text:span text:style-name="T225">- Mina submarina puntual con retardo</text:span></text:p>
      <text:p text:style-name="P52"><text:span text:style-name="T225"><text:tab/>- Se coloca la mina en una posición, pero el impacto se realiza 3 turnos después de haber sido colocada</text:span></text:p>
      <text:p text:style-name="P52"><text:span text:style-name="T225"><text:tab/>- Costo: 50 puntos</text:span></text:p>
      <text:p text:style-name="P52"><text:span text:style-name="T226"/></text:p>
      <text:p text:style-name="P52"><text:span text:style-name="T227">- Mina submarina doble con retardo</text:span></text:p>
      <text:p text:style-name="P52"><text:span text:style-name="T227"><text:tab/>- Idem anterior, pero al impactar destruye la posición actual + las posiciones adyacentes en un radio de 1 casilla</text:span></text:p>
      <text:p text:style-name="P52"><text:span text:style-name="T227"><text:tab/>- Costo: 100 puntos</text:span></text:p>
      <text:p text:style-name="P52"><text:span text:style-name="T228"/></text:p>
      <text:p text:style-name="P52"><text:span text:style-name="T229">- Mina submarina triple con retardo</text:span></text:p>
      <text:p text:style-name="P52"><text:span text:style-name="T229"><text:tab/>- Idem anterior, pero al impactar destruye la posición actual + las posiciones adyacentes en un radio de 2 casillas</text:span></text:p>
      <text:p text:style-name="P52"><text:span text:style-name="T229"><text:tab/>- Costo: 125 puntos</text:span></text:p>
      <text:p text:style-name="P52"><text:span text:style-name="T230"/></text:p>
      <text:p text:style-name="P52"><text:span text:style-name="T231">- Mina submarina por contacto</text:span></text:p>
      <text:p text:style-name="P53"><text:span text:style-name="T231">- Se coloca la mina en una posición, pero el impacto se realiza cuando alguna nave pasa por sobre esa posición</text:span></text:p>
      <text:p text:style-name="P54"><text:span text:style-name="T231"><text:tab/>- Costo: 150 puntos</text:span></text:p>
      <text:p text:style-name="P55"><text:span text:style-name="T232"/></text:p>
      <text:p text:style-name="P56"><text:span text:style-name="T232"/></text:p>
      <text:p text:style-name="P57"><text:span text:style-name="T233">Tablero</text:span></text:p>
      <text:p text:style-name="P58"><text:span text:style-name="T234"/></text:p>
      <text:p text:style-name="P59"><text:span text:style-name="T235">El tablero es un cuadrado de 10 x 10 casilleros.</text:span></text:p>
      <text:p text:style-name="P60"><text:span text:style-name="T236"/></text:p>
      <text:p text:style-name="P60"><text:span text:style-name="T237">Naves</text:span></text:p>
      <text:p text:style-name="P61"><text:span text:style-name="T238"/></text:p>
      <text:p text:style-name="P62"><text:span text:style-name="T239">Las naves se diferencian por la cantidad de casilleros consecutivos que ocupan y su resistencia a los disparos.</text:span></text:p>
      <text:p text:style-name="P62"><text:span text:style-name="T240"/></text:p>
      <text:p text:style-name="P62"><text:span text:style-name="T241">La computadora puede colocar las naves en posición vertical u horizontal, y con alguna de las 8 de direcciones de movimiento posibles (lineales + diagonales).</text:span></text:p>
      <text:p text:style-name="P62"><text:span text:style-name="T241">La nave se considera destruida cuando se destruyen cada una de las partes (cada parte ocupa un casillero) de ellas.</text:span></text:p>
      <text:p text:style-name="P62"><text:span text:style-name="T242"/></text:p>
      <text:p text:style-name="P62"><text:span text:style-name="T243">La computadora colocará las siguientes naves en el tablero:</text:span></text:p>
      <text:p text:style-name="P62"><text:span text:style-name="T243">- 2 lanchas (naves de 2 casillas)</text:span></text:p>
      <text:p text:style-name="P62"><text:span text:style-name="T243">- 2 destructores (naves de 3 casillas, a las cuales solamente las dañan los disparos directos, las minas submarinas no les producen ningun daño)</text:span></text:p>
      <text:p text:style-name="P62"><text:span text:style-name="T243">- 1 buque (nave de 4 casillas, en la cual un impacto en cualquier parte de la nave la destruye por completo)</text:span></text:p>
      <text:p text:style-name="P62"><text:span text:style-name="T243">- 1 portaaviones (nave de 5 casillas)</text:span></text:p>
      <text:p text:style-name="P63"><text:span text:style-name="T243">- 1 rompehielos (nave de 3 casillas, pero en la cual cada parte requiere 2 impactos para ser destruida)</text:span></text:p>
      <text:p text:style-name="P63"><text:span text:style-name="T244"/></text:p>
      <text:p text:style-name="P64"><text:span text:style-name="T245">Entregables</text:span></text:p>
      <text:list text:style-name="L65">
        <text:list-item>
          <text:p text:style-name="P65"><text:span text:style-name="T246">Código fuente de la aplicación completa, incluyendo también: código de la pruebas, archivos de recursos</text:span></text:p>
        </text:list-item>
        <text:list-item>
          <text:p text:style-name="P65"><text:span text:style-name="T246">Script para compilación y ejecución (ant o nant)</text:span></text:p>
        </text:list-item>
        <text:list-item>
          <text:p text:style-name="P65"><text:span text:style-name="T246">Informe, acorde a lo especificado en este documento</text:span></text:p>
        </text:list-item>
      </text:list>
      <text:p text:style-name="P66"><text:span text:style-name="T247"/></text:p>
      <text:p text:style-name="P67"><text:span text:style-name="T248">Forma de entrega</text:span></text:p>
      <text:p text:style-name="P68"><text:span text:style-name="T249">A coordinar con el docente tutor.</text:span></text:p>
      <text:p text:style-name="P68"><text:span text:style-name="T250"/></text:p>
      <text:p text:style-name="P69"><text:span text:style-name="T251">Informe</text:span></text:p>
      <text:p text:style-name="P69"><text:span text:style-name="T252">Supuestos</text:span></text:p>
      <text:p text:style-name="P70"><text:span text:style-name="T253">[Documentar todos los supuestos hechos sobre el enunciado. Asegurarse de validar con los docentes]</text:span></text:p>
      <text:p text:style-name="P70"><text:span text:style-name="T254"/></text:p>
      <text:p text:style-name="P71"><text:span text:style-name="T255">Modelo de dominio</text:span></text:p>
      <text:p text:style-name="P72"><text:span text:style-name="T256">Para la realización del trabajo se tuvieron en cuenta los siguientes entes del problema que posteriormente fueron implementados como clases:</text:span></text:p>
      <text:p text:style-name="P72"><text:span text:style-name="T256">Barcos: tienen información de su tamaño y de su comportamiento al crearse, moverse, y, en parte, al hacer frente a los disparos. Para su movimiento, mandarán mensajes al tablero. Para los disparos, la interacción es bastante compleja y parte de la información reside en los mismos disparos. La información está dividida.</text:span></text:p>
      <text:p text:style-name="P72"><text:span text:style-name="T256">Partes: almacenan la cantidad de vida que tienen, que podría traducirse como la cantidad de disparos que pueden recibir, sino fuera porque diferentes disparos pueden afectar de forma diferente a cada parte. Son la unidad básica de cada barco.</text:span></text:p>
      <text:p text:style-name="P72"><text:span text:style-name="T256">Disparos: se diferencian entre sí según el tiempo que tardan en actuar y la cantidad de casilleros a la que afectan. Según estas diferencias fueron creadas diferentes clases para contener esta información y poder interactuar con los barcos. En este último aspecto, es importante la diferenciación entre las diferentes reacciones de cada barco ante cada disparo (por ejemplo, la particular resistencia de los destructores a las minas submarinas).</text:span></text:p>
      <text:p text:style-name="P72"><text:span text:style-name="T256">El Juego: es el encargado de manejar todos los sucesos temporales y organizar al resto de los entes. Algunas de las tareas del mismo son el paso de los turnos de la PC (que incluye el movimiento de los barcos y la acción de los disparos) y la administración de los puntos del jugador. Los puntos serán reducidos tanto al pasar de turno (decaimiento constante) como al registrar un disparo nuevo. Además, se encarga de almacenar los disparos.</text:span></text:p>
      <text:p text:style-name="P72"><text:span text:style-name="T256">El Tablero: este es el responsable del almacenamiento y gestión de los disparos (convencionales o minas) y de los barcos, aunque más particularmente de sus partes. Tiene una serie de casilleros, los cuales tienen dentro los elementos ya mencionados. El tablero permite modificar el contenido de los casilleros y tenerlos ordenados según una clave que hace referencia a su columna y su fila. Cada casillero no tiene un barco, sino una parte de barco, ya que las partes pueden ser dañadas independientemente del resto del barco. Sin embargo, el movimiento de las mismas no es independiente, y este comportamiento es parte del conocimiento de cada barco. Al moverse un barco, lo que ocurrirá realmente es el movimiento conjunto de cada una de sus partes, que consiste en realidad, en el traspaso de cada parte de un casillero a otro. Este traspaso es, consta, a su vez, de la eliminación de la parte en cuestión del casillero de salida y la inclusión de una referencia a la misma en el casillero de llegada.</text:span></text:p>
      <text:p text:style-name="P72"><text:span text:style-name="T257"/></text:p>
      <text:p text:style-name="P72"><text:span text:style-name="T257"/></text:p>
      <text:p text:style-name="P73"><text:span text:style-name="T258">Diagramas de clases</text:span></text:p>
      <text:p text:style-name="P74"><text:span text:style-name="T259">[Uno o varios diagramas de clases, mostrando la relación estática entre las clases, pueden agregar todo el texto necesario para aclarar y explicar su diseño, recuerden que la idea de todo el documento es que quede documentado y entendible como está hecho el TP]</text:span></text:p>
      <text:p text:style-name="P75"><text:span text:style-name="T260">Detalles de implementación</text:span></text:p>
      <text:p text:style-name="P76"><text:span text:style-name="T261">Tablero: fue utilizado el patrón de diseño Singleton. Esto aseguraba un acceso global al mismo de ser necesario y escencialmente que solo haya un tablero y sea creado desde el principio. </text:span></text:p>
      <text:p text:style-name="P76"><text:span text:style-name="T261">Disparos: como fue descrito antes, fue utilizado el patrón de diseño double dispatch. Esto permitió modelar las diferentes resistencias de los barcos ante los disparos.</text:span></text:p>
      <text:p text:style-name="P77"><text:span text:style-name="T262">Excepciones</text:span></text:p>
      <text:p text:style-name="P78"><text:span text:style-name="T263">[Explicar las excepciones creadas y con qué fin fueron creadas]</text:span></text:p>
      <text:p text:style-name="P78"><text:span text:style-name="T263"/></text:p>
      <text:p text:style-name="P78"><text:span text:style-name="T263">DisparoInvalido: Esta excepcion fue creada ya que al crearse los disparos se le debe pasar el nombre del mismo al constructor y en caso de pasarle un nombre equivoco o inexistente esta excepción nos informa que el nombre dado no coincide con el de los disparos posibles.</text:span></text:p>
      <text:p text:style-name="P79"><text:span text:style-name="T264">Diagramas de secuencia</text:span></text:p>
      <text:p text:style-name="P80"><text:span text:style-name="T265">[Mostrar las secuencias interesantes que hayan implementado. Pueden agregar texto para explicar si algo no queda claro]</text:span></text:p>
      <text:p text:style-name="P80"><text:span text:style-name="T265"/></text:p>
      <text:p text:style-name="P80"><text:span text:style-name="T265">ManejadorDeBarcos</text:span></text:p>
      <text:p text:style-name="P80"><text:span text:style-name="T265"/></text:p>
      <text:p text:style-name="P80"><text:span text:style-name="T265"/></text:p>
      <text:p text:style-name="P80"><draw:frame text:anchor-type="as-char" svg:width="152.40mm" svg:height="72.50mm" style:rel-width="scale" style:rel-height="scale"><draw:object-ole xlink:href="OleObj1"/><draw:image xlink:href="ObjectReplacements/OleObj1"/></draw:frame><text:span text:style-name="T265"/></text:p>
      <text:p text:style-name="P80"><text:span text:style-name="T265"/></text:p>
      <text:p text:style-name="P80"><text:span text:style-name="T265"/></text:p>
      <text:p text:style-name="P80"><draw:frame text:anchor-type="as-char" svg:width="149.75mm" svg:height="73.29mm" style:rel-width="scale" style:rel-height="scale"><draw:object-ole xlink:href="OleObj2"/><draw:image xlink:href="ObjectReplacements/OleObj2"/></draw:frame><text:span text:style-name="T267"/></text:p>
      <text:p text:style-name="P80"><text:span text:style-name="T267">ConstructorDeDisparo</text:span></text:p>
      <text:p text:style-name="P80"><text:span text:style-name="T267"/></text:p>
      <text:p text:style-name="P80"><draw:frame text:anchor-type="as-char" svg:width="152.40mm" svg:height="92.87mm" style:rel-width="scale" style:rel-height="scale"><draw:object-ole xlink:href="OleObj3"/><draw:image xlink:href="ObjectReplacements/OleObj3"/></draw:frame><text:span text:style-name="T267"/></text:p>
      <text:p text:style-name="P80"><text:span text:style-name="T267"/></text:p>
      <text:p text:style-name="P80"><text:span text:style-name="T267">Juego</text:span></text:p>
      <text:p text:style-name="P80"><text:span text:style-name="T267"/></text:p>
      <text:p text:style-name="P80"><draw:frame text:anchor-type="as-char" svg:width="152.40mm" svg:height="187.06mm" style:rel-width="scale" style:rel-height="scale"><draw:object-ole xlink:href="OleObj4"/><draw:image xlink:href="ObjectReplacements/OleObj4"/></draw:frame><text:span text:style-name="T267"/></text:p>
      <text:p text:style-name="P80"><text:span text:style-name="T267"/></text:p>
      <text:p text:style-name="P80"><text:span text:style-name="T267"/></text:p>
      <text:p text:style-name="P80"><text:span text:style-name="T267"/></text:p>
      <text:p text:style-name="P80"><draw:frame text:anchor-type="as-char" svg:width="129.65mm" svg:height="59.00mm" style:rel-width="scale" style:rel-height="scale"><draw:object-ole xlink:href="OleObj5"/><draw:image xlink:href="ObjectReplacements/OleObj5"/></draw:frame><text:span text:style-name="T267"/></text:p>
      <text:p text:style-name="P80"><text:span text:style-name="T267"/></text:p>
      <text:p text:style-name="P80"><draw:frame text:anchor-type="as-char" svg:width="152.40mm" svg:height="71.44mm" style:rel-width="scale" style:rel-height="scale"><draw:object-ole xlink:href="OleObj6"/><draw:image xlink:href="ObjectReplacements/OleObj6"/></draw:frame><text:span text:style-name="T267"/></text:p>
      <text:p text:style-name="P80"><text:span text:style-name="T267"/></text:p>
      <text:p text:style-name="P80"><draw:frame text:anchor-type="as-char" svg:width="140.49mm" svg:height="115.09mm" style:rel-width="scale" style:rel-height="scale"><draw:object-ole xlink:href="OleObj7"/><draw:image xlink:href="ObjectReplacements/OleObj7"/></draw:frame><text:span text:style-name="T267"/></text:p>
      <text:p text:style-name="P80"><text:span text:style-name="T267"/></text:p>
      <text:p text:style-name="P80"><text:span text:style-name="T267"/></text:p>
      <text:p text:style-name="P80"><text:span text:style-name="T267"/></text:p>
      <text:p text:style-name="P80"><text:span text:style-name="T267"/></text:p>
      <text:p text:style-name="P80"><text:span text:style-name="T267"/></text:p>
      <text:p text:style-name="P80"><text:span text:style-name="T267"/></text:p>
      <text:p text:style-name="P80"><text:span text:style-name="T268"/></text:p>
      <text:p text:style-name="P81"><text:span text:style-name="T269">Código fuente</text:span></text:p>
      <text:p text:style-name="P82"><text:span text:style-name="T270">[Código fuente impreso de las clases del dominio (no pruebas).]</text:span></text:p>
      <text:p text:style-name="P83"><text:span text:style-name="T271"/></text:p>
      <text:p text:style-name="P83"><text:span text:style-name="T272">Checklist de corrección</text:span></text:p>
      <text:p text:style-name="P84"><text:span text:style-name="T273">Esta sección es para uso exclusivo de la cátedra, por favor no modificar.</text:span></text:p>
      <text:p text:style-name="P84"><text:span text:style-name="T274"/></text:p>
      <text:p text:style-name="P84"><text:span text:style-name="T275">Carpeta</text:span></text:p>
      <text:p text:style-name="P84"><text:span text:style-name="T276">Generalidades</text:span></text:p>
      <text:list text:style-name="L85">
        <text:list-item>
          <text:p text:style-name="P85"><text:span text:style-name="T277">¿Son correctos los supuestos y extensiones?</text:span></text:p>
        </text:list-item>
        <text:list-item>
          <text:p text:style-name="P85"><text:span text:style-name="T277">¿Es prolija la presentación? (hojas del mismo tamaño, numeradas y con tipografía uniforme)</text:span></text:p>
        </text:list-item>
      </text:list>
      <text:p text:style-name="P86"><text:span text:style-name="T278">Modelo</text:span></text:p>
      <text:list text:style-name="L87">
        <text:list-item>
          <text:p text:style-name="P87"><text:span text:style-name="T279">¿Está completo?¿Contempla la totalidad del problema?</text:span></text:p>
        </text:list-item>
        <text:list-item>
          <text:p text:style-name="P87"><text:span text:style-name="T279">¿Respeta encapsulamiento?</text:span></text:p>
        </text:list-item>
        <text:list-item>
          <text:p text:style-name="P87"><text:span text:style-name="T279">¿Hace un buen uso de excepciones?</text:span></text:p>
        </text:list-item>
        <text:list-item>
          <text:p text:style-name="P87"><text:span text:style-name="T279">¿Utiliza polimorfismo en las situaciones esperadas?</text:span></text:p>
        </text:list-item>
      </text:list>
      <text:p text:style-name="P88"><text:span text:style-name="T280"/></text:p>
      <text:p text:style-name="P88"><text:span text:style-name="T281">Diagramas</text:span></text:p>
      <text:p text:style-name="P88"><text:span text:style-name="T282">Diagrama de clases</text:span></text:p>
      <text:list text:style-name="L89">
        <text:list-item>
          <text:p text:style-name="P89"><text:span text:style-name="T283">¿Está completo?</text:span></text:p>
        </text:list-item>
        <text:list-item>
          <text:p text:style-name="P89"><text:span text:style-name="T283">¿Está bien utilizada la notación?</text:span></text:p>
        </text:list-item>
      </text:list>
      <text:p text:style-name="P90"><text:span text:style-name="T284">Diagramas de secuencia</text:span></text:p>
      <text:list text:style-name="L91">
        <text:list-item>
          <text:p text:style-name="P91"><text:span text:style-name="T285">¿Está completo?</text:span></text:p>
        </text:list-item>
        <text:list-item>
          <text:p text:style-name="P91"><text:span text:style-name="T285">¿Es consistente con el diagrama de clases?</text:span></text:p>
        </text:list-item>
        <text:list-item>
          <text:p text:style-name="P91"><text:span text:style-name="T285">¿Está bien utilizada la notación?</text:span></text:p>
        </text:list-item>
      </text:list>
      <text:p text:style-name="P92"><text:span text:style-name="T286">Diagrama de estados</text:span></text:p>
      <text:list text:style-name="L93">
        <text:list-item>
          <text:p text:style-name="P93"><text:span text:style-name="T287">¿Está completo?</text:span></text:p>
        </text:list-item>
        <text:list-item>
          <text:p text:style-name="P93"><text:span text:style-name="T287">¿Está bien utilizada la notación?</text:span></text:p>
        </text:list-item>
      </text:list>
      <text:p text:style-name="P94"><text:span text:style-name="T288"/></text:p>
      <text:p text:style-name="P95"><text:span text:style-name="T289">Código</text:span></text:p>
      <text:p text:style-name="P96"><text:span text:style-name="T290">Generalidades</text:span></text:p>
      <text:list text:style-name="L97">
        <text:list-item>
          <text:p text:style-name="P97"><text:span text:style-name="T291">¿Respeta estándares de codificación?</text:span></text:p>
        </text:list-item>
        <text:list-item>
          <text:p text:style-name="P97"><text:span text:style-name="T291">¿Está correctamente documentado?</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